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RST" style:family="table">
      <style:table-properties style:width="169.92mm" table:align="left"/>
    </style:style>
    <style:style style:name="RST.A" style:family="table-column">
      <style:table-column-properties style:column-width="68.79mm"/>
    </style:style>
    <style:style style:name="RST.B" style:family="table-column">
      <style:table-column-properties style:column-width="50.73mm"/>
    </style:style>
    <style:style style:name="RST.C" style:family="table-column">
      <style:table-column-properties style:column-width="50.39mm"/>
    </style:style>
    <style:style style:name="RST.A1" style:family="table-cell">
      <style:table-cell-properties fo:background-color="#ffcc00" fo:padding="0.97mm" fo:border="none">
        <style:background-image/>
      </style:table-cell-properties>
    </style:style>
    <style:style style:name="RST.A2" style:family="table-cell">
      <style:table-cell-properties fo:background-color="transparent" fo:padding="0.97mm" fo:border="none">
        <style:background-image/>
      </style:table-cell-properties>
    </style:style>
    <style:style style:name="RST.A3" style:family="table-cell">
      <style:table-cell-properties fo:background-color="#e6e6ff" fo:padding="0.97mm" fo:border="non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5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6" style:family="paragraph" style:parent-style-name="Default_5f_ntt">
      <style:text-properties fo:font-size="10.5pt"/>
    </style:style>
    <style:style style:name="P7" style:family="paragraph" style:parent-style-name="Default_5f_ntt">
      <style:paragraph-properties fo:text-align="center" style:justify-single-word="false"/>
      <style:text-properties fo:font-size="10.5pt"/>
    </style:style>
    <style:style style:name="P8" style:family="paragraph" style:parent-style-name="Default_5f_ntt">
      <style:paragraph-properties fo:text-align="justify" style:justify-single-word="false"/>
      <style:text-properties fo:font-size="10.5pt"/>
    </style:style>
    <style:style style:name="P9" style:family="paragraph" style:parent-style-name="Default_5f_ntt">
      <style:paragraph-properties fo:text-align="start" style:justify-single-word="false"/>
      <style:text-properties fo:font-size="10.5pt"/>
    </style:style>
    <style:style style:name="P10" style:family="paragraph" style:parent-style-name="Default_5f_ntt">
      <style:paragraph-properties fo:text-align="start" style:justify-single-word="false"/>
    </style:style>
    <style:style style:name="P11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342009751473153724" text:style-name="Outline">
        <text:list-item>
          <text:h text:style-name="P11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V, 0 to 40V or 0 to 50V and current range could vary from 0 to 3.12A to 0 to 5A. It’s also possible to mix two channels with different voltage and current ranges i.e. 0 – 40V/0 – 5A and 0 – 50V/0 – 3.12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890666533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5">Programming range / <text:span text:style-name="T3">Model</text:span></text:p>
          </table:table-cell>
          <table:table-cell table:style-name="Table3.A1" office:value-type="string">
            <text:p text:style-name="P4">0 – 30V / <text:span text:style-name="T3">30</text:span></text:p>
          </table:table-cell>
          <table:table-cell table:style-name="Table3.A1" office:value-type="string">
            <text:p text:style-name="P4">0 – 40V / <text:span text:style-name="T3">40</text:span></text:p>
          </table:table-cell>
          <table:table-cell table:style-name="Table3.A1" office:value-type="string">
            <text:p text:style-name="P4">0 – 50V / 50</text:p>
          </table:table-cell>
        </table:table-row>
        <table:table-row>
          <table:table-cell table:style-name="Table3.A2" office:value-type="string">
            <text:p text:style-name="Default_5f_ntt">MAXimum [V]</text:p>
          </table:table-cell>
          <table:table-cell table:style-name="Table3.A2" office:value-type="string">
            <text:p text:style-name="P3">30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50</text:p>
          </table:table-cell>
        </table:table-row>
        <table:table-row>
          <table:table-cell table:style-name="Table3.A3" office:value-type="string">
            <text:p text:style-name="Default_5f_ntt">MINimum [V]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Default_5f_ntt">DEFault [V]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</table:table-row>
        <table:table-row>
          <table:table-cell table:style-name="Table3.A3" office:value-type="string">
            <text:p text:style-name="Default_5f_ntt">Value after *RST or *TST?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10">STEP MINimum [V]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</table:table-row>
        <table:table-row>
          <table:table-cell table:style-name="Table3.A7" office:value-type="string">
            <text:p text:style-name="P10">STEP MAXimum [V]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5</text:p>
          </table:table-cell>
        </table:table-row>
        <table:table-row>
          <table:table-cell table:style-name="Table3.A2" office:value-type="string">
            <text:p text:style-name="P10">STEP DEFault [V] 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</table:table-row>
        <table:table-row>
          <table:table-cell table:style-name="Table3.A7" office:value-type="string">
            <text:p text:style-name="P9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2" office:value-type="string">
            <text:p text:style-name="P9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7" office:value-type="string">
            <text:p text:style-name="P9">PROTection DELay DEFault [s]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</table:table-row>
        <table:table-row>
          <table:table-cell table:style-name="Table3.A2" office:value-type="string">
            <text:p text:style-name="P9">CALibration VALue MINimum[V]</text:p>
          </table:table-cell>
          <table:table-cell table:style-name="Table3.A2" office:value-type="string">
            <text:p text:style-name="P3">0.2</text:p>
          </table:table-cell>
          <table:table-cell table:style-name="Table3.A2" office:value-type="string">
            <text:p text:style-name="P3">0.2</text:p>
          </table:table-cell>
          <table:table-cell table:style-name="Table3.A2" office:value-type="string">
            <text:p text:style-name="P3">0.2</text:p>
          </table:table-cell>
        </table:table-row>
        <table:table-row>
          <table:table-cell table:style-name="Table3.A7" office:value-type="string">
            <text:p text:style-name="P9">CALibration VALue MIDdle[V]</text:p>
          </table:table-cell>
          <table:table-cell table:style-name="Table3.A7" office:value-type="string">
            <text:p text:style-name="P3">14.1</text:p>
          </table:table-cell>
          <table:table-cell table:style-name="Table3.A7" office:value-type="string">
            <text:p text:style-name="P3">19.1</text:p>
          </table:table-cell>
          <table:table-cell table:style-name="Table3.A7" office:value-type="string">
            <text:p text:style-name="P3">24.1</text:p>
          </table:table-cell>
        </table:table-row>
        <table:table-row>
          <table:table-cell table:style-name="Table3.A2" office:value-type="string">
            <text:p text:style-name="P9">CALibration VALue MAXimum[V]</text:p>
          </table:table-cell>
          <table:table-cell table:style-name="Table3.A2" office:value-type="string">
            <text:p text:style-name="P3">28</text:p>
          </table:table-cell>
          <table:table-cell table:style-name="Table3.A2" office:value-type="string">
            <text:p text:style-name="P3">38</text:p>
          </table:table-cell>
          <table:table-cell table:style-name="Table3.A2" office:value-type="string">
            <text:p text:style-name="P3">48</text:p>
          </table:table-cell>
        </table:table-row>
      </table:table>
      <text:list xml:id="list719553826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Programming range / <text:span text:style-name="T3">Model</text:span></text:p>
          </table:table-cell>
          <table:table-cell table:style-name="Table1.A1" office:value-type="string">
            <text:p text:style-name="P4">0 – 3.12V / <text:span text:style-name="T3">03</text:span></text:p>
          </table:table-cell>
          <table:table-cell table:style-name="Table1.A1" office:value-type="string">
            <text:p text:style-name="P4">0 – 5A / <text:span text:style-name="T3">05</text:span></text:p>
          </table:table-cell>
        </table:table-row>
        <table:table-row table:style-name="Table1.1">
          <table:table-cell table:style-name="Table1.A2" office:value-type="string">
            <text:p text:style-name="P6">MAXimum [A]</text:p>
          </table:table-cell>
          <table:table-cell table:style-name="Table1.B2" office:value-type="string">
            <text:p text:style-name="P7">3.12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3" office:value-type="string">
            <text:p text:style-name="Default_5f_ntt">MINimum<text:span text:style-name="T1"> [A]</text:span>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8">DEFault [A]</text:p>
          </table:table-cell>
          <table:table-cell table:style-name="Table1.B2" office:value-type="string">
            <text:p text:style-name="P7">0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3" office:value-type="string">
            <text:p text:style-name="Default_5f_ntt">Value after *RST or *TST?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9">STEP and STEP MINimum [A]</text:p>
          </table:table-cell>
          <table:table-cell table:style-name="Table1.B2" office:value-type="string">
            <text:p text:style-name="P7">10m</text:p>
          </table:table-cell>
          <table:table-cell table:style-name="Table1.B2" office:value-type="string">
            <text:p text:style-name="P7">10m</text:p>
          </table:table-cell>
        </table:table-row>
        <table:table-row table:style-name="Table1.1">
          <table:table-cell table:style-name="Table1.A7" office:value-type="string">
            <text:p text:style-name="P9">STEP MAXimum [A]</text:p>
          </table:table-cell>
          <table:table-cell table:style-name="Table1.B7" office:value-type="string">
            <text:p text:style-name="P7">1</text:p>
          </table:table-cell>
          <table:table-cell table:style-name="Table1.B7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9">STEP DEFault [A]</text:p>
          </table:table-cell>
          <table:table-cell table:style-name="Table1.B2" office:value-type="string">
            <text:p text:style-name="P7">50m</text:p>
          </table:table-cell>
          <table:table-cell table:style-name="Table1.B2" office:value-type="string">
            <text:p text:style-name="P7">50m</text:p>
          </table:table-cell>
        </table:table-row>
        <table:table-row table:style-name="Table1.1">
          <table:table-cell table:style-name="Table1.A7" office:value-type="string">
            <text:p text:style-name="P9">PROTection DELay MINimum [s]</text:p>
          </table:table-cell>
          <table:table-cell table:style-name="Table1.B9" office:value-type="float" office:value="0">
            <text:p text:style-name="P7">0</text:p>
          </table:table-cell>
          <table:table-cell table:style-name="Table1.B9" office:value-type="float" office:value="0">
            <text:p text:style-name="P7">0</text:p>
          </table:table-cell>
        </table:table-row>
        <table:table-row table:style-name="Table1.1">
          <table:table-cell table:style-name="Table1.A2" office:value-type="string">
            <text:p text:style-name="P9">PROTection DELay MAXimum [s]</text:p>
          </table:table-cell>
          <table:table-cell table:style-name="Table1.B10" office:value-type="float" office:value="10">
            <text:p text:style-name="P7">10</text:p>
          </table:table-cell>
          <table:table-cell table:style-name="Table1.B10" office:value-type="float" office:value="10">
            <text:p text:style-name="P7">10</text:p>
          </table:table-cell>
        </table:table-row>
        <table:table-row table:style-name="Table1.1">
          <table:table-cell table:style-name="Table1.A7" office:value-type="string">
            <text:p text:style-name="P9">PROTection DELay DEFault [s]</text:p>
          </table:table-cell>
          <table:table-cell table:style-name="Table1.B7" office:value-type="string">
            <text:p text:style-name="P7">20m</text:p>
          </table:table-cell>
          <table:table-cell table:style-name="Table1.B7" office:value-type="string">
            <text:p text:style-name="P7">20m</text:p>
          </table:table-cell>
        </table:table-row>
        <table:table-row table:style-name="Table1.1">
          <table:table-cell table:style-name="Table1.A2" office:value-type="string">
            <text:p text:style-name="P9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m</text:p>
          </table:table-cell>
        </table:table-row>
        <table:table-row table:style-name="Table1.1">
          <table:table-cell table:style-name="Table1.A7" office:value-type="string">
            <text:p text:style-name="P9">CALibration VALue MIDdle[A]</text:p>
          </table:table-cell>
          <table:table-cell table:style-name="Table1.B7" office:value-type="string">
            <text:p text:style-name="P3">1.525</text:p>
          </table:table-cell>
          <table:table-cell table:style-name="Table1.B7" office:value-type="string">
            <text:p text:style-name="P3">2.425</text:p>
          </table:table-cell>
        </table:table-row>
        <table:table-row table:style-name="Table1.1">
          <table:table-cell table:style-name="Table1.A2" office:value-type="string">
            <text:p text:style-name="P9">CALibration VALue MAXimum[A]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3">4.8</text:p>
          </table:table-cell>
        </table:table-row>
      </table:table>
      <text:list xml:id="list1464297096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Programming range / <text:span text:style-name="T3">Model example</text:span></text:p>
          </table:table-cell>
          <table:table-cell table:style-name="Table2.A1" office:value-type="string">
            <text:p text:style-name="P4">0 – 50V, 0 – 3.12V / <text:span text:style-name="T3">05/03</text:span></text:p>
          </table:table-cell>
          <table:table-cell table:style-name="Table2.A1" office:value-type="string">
            <text:p text:style-name="P4"><text:s text:c="2"/>0 – 40V, 0 – 5A / <text:span text:style-name="T3">40/05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9">MINimum [W]</text:p>
          </table:table-cell>
          <table:table-cell table:style-name="Table2.B2" office:value-type="string">
            <text:p text:style-name="P7">5</text:p>
          </table:table-cell>
          <table:table-cell table:style-name="Table2.B2" office:value-type="string">
            <text:p text:style-name="P7">10</text:p>
          </table:table-cell>
        </table:table-row>
        <table:table-row table:style-name="Table2.1">
          <table:table-cell table:style-name="Table2.A3" office:value-type="string">
            <text:p text:style-name="P9">DEFault [W]</text:p>
          </table:table-cell>
          <table:table-cell table:style-name="Table2.B3" office:value-type="string">
            <text:p text:style-name="P7">100</text:p>
          </table:table-cell>
          <table:table-cell table:style-name="Table2.B3" office:value-type="string">
            <text:p text:style-name="P7">150</text:p>
          </table:table-cell>
        </table:table-row>
        <table:table-row table:style-name="Table2.1">
          <table:table-cell table:style-name="Table2.A2" office:value-type="string">
            <text:p text:style-name="P9">MAXimum [W]</text:p>
          </table:table-cell>
          <table:table-cell table:style-name="Table2.B2" office:value-type="string">
            <text:p text:style-name="P7">150</text:p>
          </table:table-cell>
          <table:table-cell table:style-name="Table2.B2" office:value-type="string">
            <text:p text:style-name="P7">160</text:p>
          </table:table-cell>
        </table:table-row>
        <table:table-row table:style-name="Table2.1">
          <table:table-cell table:style-name="Table2.A3" office:value-type="string">
            <text:p text:style-name="P9">PROTection LEVel DEFault [W]</text:p>
          </table:table-cell>
          <table:table-cell table:style-name="Table2.B3" office:value-type="string">
            <text:p text:style-name="P7">100</text:p>
          </table:table-cell>
          <table:table-cell table:style-name="Table2.B3" office:value-type="string">
            <text:p text:style-name="P7">150</text:p>
          </table:table-cell>
        </table:table-row>
        <table:table-row table:style-name="Table2.1">
          <table:table-cell table:style-name="Table2.A2" office:value-type="string">
            <text:p text:style-name="P9">PROTection DELay MINimum [s]</text:p>
          </table:table-cell>
          <table:table-cell table:style-name="Table2.B6" office:value-type="float" office:value="1">
            <text:p text:style-name="P7">1</text:p>
          </table:table-cell>
          <table:table-cell table:style-name="Table2.B6" office:value-type="float" office:value="1">
            <text:p text:style-name="P7">1</text:p>
          </table:table-cell>
        </table:table-row>
        <table:table-row table:style-name="Table2.1">
          <table:table-cell table:style-name="Table2.A3" office:value-type="string">
            <text:p text:style-name="P9">PROTection DELay MAXimum [s]</text:p>
          </table:table-cell>
          <table:table-cell table:style-name="Table2.B7" office:value-type="float" office:value="300">
            <text:p text:style-name="P7">300</text:p>
          </table:table-cell>
          <table:table-cell table:style-name="Table2.B7" office:value-type="float" office:value="300">
            <text:p text:style-name="P7">300</text:p>
          </table:table-cell>
        </table:table-row>
        <table:table-row table:style-name="Table2.1">
          <table:table-cell table:style-name="Table2.A2" office:value-type="string">
            <text:p text:style-name="P9">PROTection DELay DEFault [s]</text:p>
          </table:table-cell>
          <table:table-cell table:style-name="Table2.B2" office:value-type="string">
            <text:p text:style-name="P7">10</text:p>
          </table:table-cell>
          <table:table-cell table:style-name="Table2.B2" office:value-type="string">
            <text:p text:style-name="P7">10</text:p>
          </table:table-cell>
        </table:table-row>
      </table:table>
      <text:list xml:id="list993448671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RST" table:style-name="RST">
        <table:table-column table:style-name="RST.A"/>
        <table:table-column table:style-name="RST.B"/>
        <table:table-column table:style-name="RST.C"/>
        <table:table-row>
          <table:table-cell table:style-name="RST.A1" office:value-type="string">
            <text:p text:style-name="table_5f_header">Command</text:p>
          </table:table-cell>
          <table:table-cell table:style-name="RST.A1" office:value-type="string">
            <text:p text:style-name="table_5f_header">Power on</text:p>
          </table:table-cell>
          <table:table-cell table:style-name="RST.A1" office:value-type="string">
            <text:p text:style-name="table_5f_header">*RST</text:p>
          </table:table-cell>
        </table:table-row>
        <table:table-row>
          <table:table-cell table:style-name="RST.A2" office:value-type="string">
            <text:p text:style-name="table_5f_body">*ESE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*ESR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*SRE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*STB?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???</text:p>
          </table:table-cell>
        </table:table-row>
        <table:table-row>
          <table:table-cell table:style-name="RST.A2" office:value-type="string">
            <text:p text:style-name="table_5f_body">CAL[:MODE]</text:p>
          </table:table-cell>
          <table:table-cell table:style-name="RST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RST.A3" office:value-type="string">
            <text:p text:style-name="table_5f_body">CAL:STAT</text:p>
          </table:table-cell>
          <table:table-cell table:style-name="RST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RST.A2" office:value-type="string">
            <text:p text:style-name="table_5f_body">INST:NSEL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INST:SEL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OUTP[:STAT]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FF</text:p>
          </table:table-cell>
        </table:table-row>
        <table:table-row>
          <table:table-cell table:style-name="RST.A3" office:value-type="string">
            <text:p text:style-name="table_5f_body">OUTP:SENS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OFF</text:p>
          </table:table-cell>
        </table:table-row>
        <table:table-row>
          <table:table-cell table:style-name="RST.A2" office:value-type="string">
            <text:p text:style-name="table_5f_body">[SOUR[n]]:CURR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CURR:PROT:DEL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table_5f_body">[SOUR[n]]:CURR:PROT:STAT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FF</text:p>
          </table:table-cell>
        </table:table-row>
        <table:table-row>
          <table:table-cell table:style-name="RST.A3" office:value-type="string">
            <text:p text:style-name="table_5f_body">[SOUR[n]]:CURR:PROT:TRIP?</text:p>
          </table:table-cell>
          <table:table-cell table:style-name="RST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2" office:value-type="string">
            <text:p text:style-name="table_5f_body">[SOUR[n]]:CURR:STEP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POW:PROT[:LEV]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table_5f_body">[SOUR[n]]:POW:PROT:DEL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POW:PROT:STAT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ON</text:p>
          </table:table-cell>
        </table:table-row>
        <table:table-row>
          <table:table-cell table:style-name="RST.A2" office:value-type="string">
            <text:p text:style-name="table_5f_body">[SOUR[n]]:POW:PROT:TRIP?</text:p>
          </table:table-cell>
          <table:table-cell table:style-name="RST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3" office:value-type="string">
            <text:p text:style-name="table_5f_body">[SOUR[n]]:VOLT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table_5f_body">[SOUR[n]]:VOLT:PROT:DEL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VOLT:PROT:STAT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OFF</text:p>
          </table:table-cell>
        </table:table-row>
        <table:table-row>
          <table:table-cell table:style-name="RST.A2" office:value-type="string">
            <text:p text:style-name="table_5f_body">[SOUR[n]]:VOLT:PROT:TRIP?</text:p>
          </table:table-cell>
          <table:table-cell table:style-name="RST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3" office:value-type="string">
            <text:p text:style-name="table_5f_body">[SOUR[n]]:VOLT:STEP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table_5f_body">STAT:OPER[:EVEN]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OPER:COND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OPER:ENAB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OPER:INST[:EVEN]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OPER:INST:COND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ext:soft-page-break/>
        <table:table-row>
          <table:table-cell table:style-name="RST.A3" office:value-type="string">
            <text:p text:style-name="table_5f_body">STAT:OPER:INST:ENAB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OPER:INST:ISUM[:EVEN]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OPER:INST:ISUM:COND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OPER:INST:ISUM:ENAB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P2">STAT:QUES[:EVEN]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COND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<text:span text:style-name="T2">QUES</text:span>:ENAB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INST[:EVEN]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<text:span text:style-name="T2">QUES</text:span>:INST:COND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INST:ENAB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<text:span text:style-name="T2">QUES</text:span>:INST:ISUM[:EVEN]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INST:ISUM:COND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STAT:OPER:INST:ISUM:ENAB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SYST:ERR:COUN?</text:p>
          </table:table-cell>
          <table:table-cell table:style-name="RST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3" office:value-type="string">
            <text:p text:style-name="table_5f_body">SYST:POW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ON</text:p>
          </table:table-cell>
        </table:table-row>
        <table:table-row>
          <table:table-cell table:style-name="RST.A2" office:value-type="string">
            <text:p text:style-name="table_5f_body">TEMP:PROT [MAIN]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70</text:p>
          </table:table-cell>
        </table:table-row>
        <table:table-row>
          <table:table-cell table:style-name="RST.A3" office:value-type="string">
            <text:p text:style-name="table_5f_body">TEMP:PROT:DEL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10</text:p>
          </table:table-cell>
        </table:table-row>
        <table:table-row>
          <table:table-cell table:style-name="RST.A2" office:value-type="string">
            <text:p text:style-name="table_5f_body">TEMP:PROT:STAT [MAIN]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N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2$Unix OpenOffice.org_project/412m3$Build-9782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4" meta:image-count="0" meta:object-count="0" meta:page-count="3" meta:paragraph-count="274" meta:word-count="637" meta:character-count="3671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